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Inconsolata"/>
    </style:style>
    <style:style style:name="T4" style:family="text">
      <style:text-properties style:font-name="Inconsolata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талия Двораковская (30.05.2011)</text:h>
      <text:list xml:id="list48556839" text:style-name="L1">
        <text:list-item>
          <text:p text:style-name="P3">Дан типизированный файл символов. Загрузить его содержимое в двусвязный список символов.</text:p>
        </text:list-item>
        <text:list-item>
          <text:p text:style-name="P2"><text:span text:style-name="T2">Дан двусвязный список символов, преобразовать его в строку, исключив все буквы (воспользоваться функцией </text:span><text:span text:style-name="T4">char.IsLetter</text:span><text:span text:style-name="T2">).</text:span></text:p>
        </text:list-item>
        <text:list-item>
          <text:p text:style-name="P1">Дано целое число <text:span text:style-name="T1">N</text:span>, строка и имя текстового файла. Вставить данную строку на <text:span text:style-name="T1">N</text:span>-ое место среди строк файла. Если <text:span text:style-name="T1">N</text:span> больше общего числа строк файла, то дописать строку в конец файл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57:44</dc:date>
    <dc:creator>Artem Pelenitsyn</dc:creator>
    <meta:editing-duration>PT2H29M12S</meta:editing-duration>
    <meta:editing-cycles>22</meta:editing-cycles>
    <meta:document-statistic meta:table-count="0" meta:image-count="0" meta:object-count="0" meta:page-count="1" meta:paragraph-count="4" meta:word-count="62" meta:character-count="427"/>
  </office:meta>
</office:document-meta>
</file>